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solid" style:font-name="Times New Roman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line-through-style="none" style:font-name="Times New Roman1" style:text-underline-style="solid" style:text-underline-width="auto" style:text-underline-color="font-color"/>
    </style:style>
    <style:style style:name="T8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3_1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Onias III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2">12th lecture on/</text:p>
      <text:p text:style-name="P2">Post-Biblical history./</text:p>
      <text:p text:style-name="P2"/>
      <text:p text:style-name="P3">[Page 1]</text:p>
      <text:p text:style-name="P3">Brethren. <text:s/>We are not about to celebrate Hanuccah, but my historical series/ requires that I shall speak of <text:span text:style-name="T1">the events</text:span><text:span text:style-name="T4"> incidents which </text:span><text:span text:style-name="T1">gave ori-</text:span><text:span text:style-name="T4"> fired up/ </text:span><text:span text:style-name="T1">-gin</text:span><text:span text:style-name="T4"> the zeal of </text:span><text:span text:style-name="T1">heros</text:span><text:span text:style-name="T4"> sainted men and gave origin to the semifestival of the Temple re-Dedication. <text:s/>I will do so be-/-cause necessary to the </text:span><text:span text:style-name="T1">thread of history</text:span><text:span text:style-name="T4"> comprehension of the </text:span><text:span text:style-name="T1">the</text:span><text:span text:style-name="T4"> chain of events which I have been sometime engaged </text:span><text:span text:style-name="T1">to</text:span><text:span text:style-name="T4"> in realting but I will proceed with as/ much brevity </text:span><text:span text:style-name="T1">as consistent with</text:span><text:span text:style-name="T4"> as the intellige</text:span><text:span text:style-name="T1">bleness</text:span><text:span text:style-name="T4">nce of the/ subject </text:span><text:span text:style-name="T1">well</text:span><text:span text:style-name="T4"> admits. <text:s/>I know that my audience can dispense with/ detailed accounts, and can </text:span><text:span text:style-name="T1">fill up</text:span><text:span text:style-name="T4"> supply present omissions with/ that which has been narrated to them at length on other occasions./ <text:s/>In this lecture which I delivered last, I told of the treasure of one man,/ who became a backbiter and an informer, and thus/ brought a worthy minister of God into disrepute, </text:span><text:span text:style-name="T1">and</text:span><text:span text:style-name="T4">/ endangered the honor of his religion, and jeopardised/ the welfare of his people. <text:s/>But that man was,/ after all, a stranger to the high-priest whom he tried to/ injure. <text:s/>We may surmise that some personal grudge or jea-/-lousy stirred up Simon the Benjamite to </text:span><text:span text:style-name="T1">acts</text:span><text:span text:style-name="T4"> deeds of </text:span><text:span text:style-name="T1">treachery</text:span><text:span text:style-name="T4"> infamy./ <text:s/></text:span><text:span text:style-name="T1">But</text:span><text:span text:style-name="T4"> Still such feelings, unjustifiable in any human being,/ would not be </text:span><text:span text:style-name="T1">expected in persons of</text:span><text:span text:style-name="T4"> supposed to lurk in the breasts of creatures in whose veins the same parental blood </text:span><text:span text:style-name="T1">and</text:span><text:span text:style-name="T4"> flows./ </text:span><text:span text:style-name="T1">lineage</text:span><text:span text:style-name="T4"> <text:s/>Onias III was however so unfortunate </text:span><text:span text:style-name="T1">enough</text:span><text:span text:style-name="T4"> as to/ find that those who had been nurtured by his mother,/</text:span></text:p>
      <text:p text:style-name="P6"/>
      <text:p text:style-name="P6"><text:soft-page-break/>[Page 2]</text:p>
      <text:p text:style-name="P3"><text:span text:style-name="T4">and fed and cared for by the same loving father, plot-/-ted to supplant him and </text:span><text:span text:style-name="T1">bring</text:span><text:span text:style-name="T4"> cause his grey hairs to be down with sorrow to the grave./ <text:s/>A proverb in that Scriptural book, which deserves to be/ framed in gold, says that a lad will disclose even in/ his boyish actions whether his </text:span><text:span text:style-name="T1">doings</text:span><text:span text:style-name="T4"> future conduct will be right/ and proper. <text:s/>Joshua, the brother of Onias showed early/ in life an unjewish turn of mind, when he exchanged/ a name of which he might have felt proud, for/ that of the fabulous hero of the Argonautic expedition--the Greek "Jason." <text:s/>And the/ sequel proved that hollow were his professions of/ adherence to the belief in the Unity, </text:span><text:span text:style-name="T1">for</text:span><text:span text:style-name="T4"> that the priestly mitre he longed to </text:span><text:span text:style-name="T1">put on</text:span><text:span text:style-name="T4"> wear he intended as a shield against the arrows of an outraged nation, &amp; that he would not/ scruple stepping into power by trampling under foot the/ holiest institutions of his ancestral faith./</text:span></text:p>
      <text:p text:style-name="P3"><text:span text:style-name="T4">Seleucus King of Syria had died, and a suspicion lay/ on Heliodorus,--the </text:span><text:span text:style-name="T1">official</text:span><text:span text:style-name="T4"> courtier whom he had trusted--, of having poisoned/ his master, to seize the crown. <text:s/>There was none/ at the time likely to oppose the usurper. <text:s/>Demetrius/ son of Seleucus was then kept at Rome, as a hostage./ <text:s/>Antiochus, a brother of the late king, having left Italy,/ was travelling[sic!] in Greece, and </text:span><text:span text:style-name="T1">no doubt</text:span><text:span text:style-name="T4"> Heliodorus/ had no doubt taken precautions to </text:span><text:span text:style-name="T1">gane</text:span><text:span text:style-name="T4"> gain the army on/ his side. <text:s/>The news of the usurpation spread/</text:span></text:p>
      <text:p text:style-name="P6"/>
      <text:p text:style-name="P6">[Page 3]</text:p>
      <text:p text:style-name="P3"><text:span text:style-name="T4">abroad and reached Antiochus while he was staying at Athens. <text:s/></text:span><text:span text:style-name="T1">He at their tindings he sudden</text:span><text:span text:style-name="T4"> Suprred by ambition, he hastened to/ Syria, </text:span><text:span text:style-name="T1">and by</text:span><text:span text:style-name="T4"> with the aid of foreign soldiers fought Heliodorus,/ slew him and assumed the government under the title of/ Antiochus IV. <text:s/>He bore also </text:span><text:span text:style-name="T1">that</text:span><text:span text:style-name="T4"> the surname of </text:span><text:span text:style-name="T5">Epiphanes</text:span><text:span text:style-name="T6">, meaning "the/ illustrious," but </text:span><text:span text:style-name="T2">which</text:span><text:span text:style-name="T6"> in truth he could only claim that epithet of ferocity &amp; fanaticism were/ synonymous with greatness. <text:s/>It was to this king, that/ Jason came, </text:span><text:span text:style-name="T2">as an ambassador if</text:span><text:span text:style-name="T6"> feigning to present the respects/ of the Hebrew nation. <text:s/></text:span><text:span text:style-name="T2">The deceitful messenger</text:span><text:span text:style-name="T6"> Our ancestors had received a generous treatment from Antiochus III and his son Seleucus had not/ been honorably hostile to them, but the deceitful self-constituted ambassador knew/ </text:span><text:span text:style-name="T2">well that the dissipated ruler craved for gold, and that</text:span><text:span text:style-name="T6"> that the </text:span><text:span text:style-name="T2">new</text:span><text:span text:style-name="T6"> ruler he addressed was of a different temperament. <text:s/>Dissipated and greedy he craved for gold, </text:span><text:span text:style-name="T2">but</text:span><text:span text:style-name="T6">/ </text:span><text:span text:style-name="T2">while his treasury was</text:span><text:span text:style-name="T6"> and sought it in vain in his exhausted treasury. <text:s/>Jason insinuated himself into/ the good grace of the </text:span><text:span text:style-name="T2">new</text:span><text:span text:style-name="T6"> monarch, and offered to raise/ the Jewish tribute to about half a million of Dollars every/ year, if his older brother Onias should be stripped of/ the sacerdotal authority, and he himself be </text:span><text:span text:style-name="T2">made high</text:span><text:span text:style-name="T6"> clothed with it./ <text:s/></text:span><text:span text:style-name="T2">priest</text:span><text:span text:style-name="T6"> Then as an earnest of his willingness to please the Syrian </text:span><text:span text:style-name="T2">ruler</text:span><text:span text:style-name="T6"> potentate, the traitor pledged his</text:span><text:span text:style-name="T2">self</text:span><text:span text:style-name="T6"> word to </text:span><text:span text:style-name="T2">give</text:span><text:span text:style-name="T6"> devote a/ large sum towards building in Jerusalem a gymnasium/ and an academy. <text:s/>In the first, exercises abhorrent to/ the purely chaste religion of Moses were to be intro-/-duced; in the second, the philosophy of the school of/</text:span></text:p>
      <text:p text:style-name="P3"><text:span text:style-name="T6"/></text:p>
      <text:p text:style-name="P3"><text:span text:style-name="T6">[Page 4]</text:span></text:p>
      <text:p text:style-name="P3"><text:span text:style-name="T6">Epicurus was to supersede the study of the Law/ and traditions. <text:s/>Nothing better than that/ could meet with the views of a </text:span><text:span text:style-name="T2">pof potentate</text:span><text:span text:style-name="T6"> sovereign steeped/ in vice and heathenism. <text:s/>Jason's unrighteous scheme,/ was therefore carried out in full. <text:s/>Onias was/ transported to the capital of Syria, so as not to/ be a hindrance to the consummation of the devised plan. </text:span><text:span text:style-name="T2">devised</text:span><text:span text:style-name="T6">/ The youths of Israel </text:span><text:span text:style-name="T2">soon learnt</text:span><text:span text:style-name="T6"> were but too apt to learn how to rival their idolatrous/ neighbors in public sports and in the </text:span><text:span text:style-name="T2">subtle &amp;</text:span><text:span text:style-name="T6"> speculation &amp; subtle knowledge/ of the Greeks. <text:s/>The Temple was deserted, and the/ teachings of the Hebrew Sages despised. <text:s/>Three/ years the impious Jason thus defied God and grieved/ to death the faithful ones among our people./ <text:s/>He had the royal sanction and support, and he had </text:span><text:span text:style-name="T2">the</text:span><text:span text:style-name="T6"> besides/ </text:span><text:span text:style-name="T2">young</text:span><text:span text:style-name="T6"> a strong element in Judea </text:span><text:span text:style-name="T2">on</text:span><text:span text:style-name="T6"> in his </text:span><text:span text:style-name="T2">side</text:span><text:span text:style-name="T6"> favor. <text:s/>For </text:span><text:span text:style-name="T2">our so</text:span><text:span text:style-name="T6"> many of our boys/ and girls were charmed with a change that broke/ the monothony[sic!] of a life under Biblical and Rabbi/-nical restrictions. <text:s/></text:span><text:span text:style-name="T2">But in an unlucky hour</text:span><text:span text:style-name="T6"> <text:s/>The old cry which </text:span><text:span text:style-name="T2">[?]</text:span><text:span text:style-name="T6"> the wrath of the inspired Ezekiel sounded again: "We will be like other nations."/ and Jason was the man to gratify a prurient wish for </text:span><text:span text:style-name="T2">reviva</text:span><text:span text:style-name="T6"> imitation. <text:s/>What, if the pious raised their/ heads in horror at his sending gifts to the Olympic games, so long as he </text:span><text:soft-page-break/><text:span text:style-name="T6">was allowed to wield the sway. <text:s/>But in an unlucky hour for himself, Jason sent to pay the tribute to/ Antiochus IV, a younger brother, who like the oldest/ was called Onias, but who had taken the more euphonious Grecian/ name of Menclaus./</text:span></text:p>
      <text:p text:style-name="P3"><text:span text:style-name="T6"/></text:p>
      <text:p text:style-name="P3"><text:span text:style-name="T6">[Page 5]</text:span></text:p>
      <text:p text:style-name="P3"><text:span text:style-name="T6">The Syrian King was just then preparing to </text:span><text:span text:style-name="T2">go to</text:span><text:span text:style-name="T6"> wage war/ against Egypt, and naturally he felt the want/ of larger resources to defray the expenses of the company./ <text:s/>Menclaus was not ignorant of the way by which his/ perfidious </text:span><text:span text:style-name="T2">brother</text:span><text:span text:style-name="T6"> relative had won power. <text:s/>The teaching/ that Jason had practised, served as a pattern for </text:span><text:span text:style-name="T2">his</text:span><text:span text:style-name="T6"> one/ near </text:span><text:span text:style-name="T2">relative</text:span><text:span text:style-name="T6"> akin to copy. <text:s/>Menclaus assured/ Antiochus of an additional sum of three hundred/ thousand dollars, if </text:span><text:span text:style-name="T5">he</text:span><text:span text:style-name="T6"> should be raised to the high-/priesthood and Jason be set adrift. <text:s/>The King/ of Syria thirsted for gold. <text:s/>To him who had lived/ long enough in Rome to grow unscrupulous about the/ means of </text:span><text:span text:style-name="T2">obtaining his</text:span><text:span text:style-name="T6"> accomplishing a purpose, Menclaus appeared a/ </text:span><text:span text:style-name="T2">now preferable</text:span><text:span text:style-name="T6"> better tool than Jason. <text:s/>Accordingly, he/ deposed the latter and ordered that his younger brother should/ wear the </text:span><text:span text:style-name="T2">mitre and breast plate</text:span><text:span text:style-name="T6"> the ephod &amp; breast-plate. <text:s/>But Jason was not/ Onias who rather that[sic!] plunge his country into civil war,/ allowed himself to be divested of the sacred office he worthily filled, and chose to live in exile and obscurity. <text:s/>Jason resisted his brother's/ </text:span><text:span text:style-name="T2">pretentions</text:span><text:span text:style-name="T6"> demands, with the drawn </text:span><text:span text:style-name="T2">sow</text:span><text:span text:style-name="T6"> sword. <text:s/>Menclaus was/ too feeble to </text:span><text:span text:style-name="T2">attempt entering</text:span><text:span text:style-name="T6"> venture unaided upon the field of battle. <text:s/>The/ reprobate had reckoned upon a schism which he might create,/ but on discovering his dangerous situation, harried back to Antiochus/</text:span></text:p>
      <text:p text:style-name="P3"><text:span text:style-name="T6"/></text:p>
      <text:p text:style-name="P3"><text:span text:style-name="T6">[Page 6]</text:span></text:p>
      <text:p text:style-name="P3"><text:span text:style-name="T6">and requested an army to back his pretensions. <text:s/>To </text:span><text:span text:style-name="T2">induce</text:span><text:span text:style-name="T6"> secure/ </text:span><text:span text:style-name="T2">Antiochus to</text:span><text:span text:style-name="T6"> a ready compliance, the atrociously wicked Jew promised/ that once installed into </text:span><text:span text:style-name="T2">his</text:span><text:span text:style-name="T6"> office, he would use his au-/-thority to surrender his land to Jupiter and </text:span><text:span text:style-name="T2">Venus</text:span><text:span text:style-name="T6"> mythology, and chase/ away from thence </text:span><text:span text:style-name="T5">Adona</text:span><text:span text:style-name="T7">ï</text:span><text:span text:style-name="T8"> and the Torah. <text:s/>Now began/ the time that tried men's souls. <text:s/>Judaism or Gentilism;/ unyielding morality, or a pliant code of ethics; that was the burning/ question. <text:s/>I shall not relate th eper-/-fidy of Menclaus in robbing the sanctuary of its precious/ vessels and selling them to heathens to pay </text:span><text:span text:style-name="T3">the</text:span><text:span text:style-name="T8"> an ex</text:span><text:span text:style-name="T3">h</text:span><text:span text:style-name="T8">orbitant/ tribute </text:span><text:span text:style-name="T3">as</text:span><text:span text:style-name="T8"> the </text:span><text:span text:style-name="T3">price of his apostacy.</text:span><text:span text:style-name="T8"> bribe of iniquity. <text:s/>I shall not describe/ the indignation which that sacrilege aroused, and the/ manly protest of Onias III from the place of his/ </text:span><text:span text:style-name="T3">exile</text:span><text:span text:style-name="T8"> banishment, and which </text:span><text:span text:style-name="T3">protest</text:span><text:span text:style-name="T8"> remonstrance cost the good man his life./ <text:s/>I will cast a veil over the unnatural contest between/ Jason and Menclaus, when Antiochus was reported to/ have died in </text:span><text:span text:style-name="T3">fl</text:span><text:span text:style-name="T8"> fighting Egypt, and I will refer you/</text:span></text:p>
      <text:p text:style-name="P3"><text:span text:style-name="T8"/></text:p>
      <text:p text:style-name="P3"><text:span text:style-name="T8">[Page 7]</text:span></text:p>
      <text:p text:style-name="P3"><text:span text:style-name="T8">to the second book of the Maccabees for a narrative of/ the wretched end of the two detestable </text:span><text:span text:style-name="T3">brother</text:span><text:span text:style-name="T8"> apostate brothers. <text:s/>But/ I must say a word in honor of the heros who did not/ flinch before the engines of torture</text:span><text:span text:style-name="T3">s</text:span><text:span text:style-name="T8">. <text:s/>Antiochus/ Epiphanes had </text:span><text:span text:style-name="T3">reso</text:span><text:span text:style-name="T8"> reasons to believe that the Jews favored/ the Egyptian cause and looked anxiously for the down-/-fall of Syria and its aggressive ruler. <text:s/>Our coreligionists/ in </text:span><text:span text:style-name="T3">North</text:span><text:span text:style-name="T8"> Eastern Africa could not have concealed their hatred/ of a King who had encouraged Jason and Menclaus in/ their [?] deed</text:span><text:span text:style-name="T3">, of injury,</text:span><text:span text:style-name="T8"> who ground down the inhabitants of Pales-/-tine with exactions, and treated a tributary nation as me-/-nial slaves. <text:s/>Upon the battle </text:span><text:span text:style-name="T3">ground</text:span><text:span text:style-name="T8"> field Antiochus must/ have met in </text:span><text:span text:style-name="T3">Alexandria</text:span><text:span text:style-name="T8"> Memphis and elsewhere many Hebrews/ levelling[sic!] their arrows </text:span><text:span text:style-name="T3">against</text:span><text:span text:style-name="T8"> at his mercenary soldiers./ <text:s/>And when he moreover was told that Jerusalem had shown/ signs of gladness at the tidings of his death, he grew/ impatient with revenge. <text:s/>To wreak it, he beseiged/ the capital of Judea, stormed it, and for three days/ </text:span><text:span text:style-name="T3">let</text:span><text:span text:style-name="T8"> vented his fury, slaughtering away till the streets swam/ </text:span><text:span text:style-name="T3">with</text:span><text:span text:style-name="T8"> in blood. <text:s/>Through it the maddened king/ waded and opened his way to the Temple. <text:s/>He resolved/ to pollute what </text:span><text:span text:style-name="T3">Jews held as</text:span><text:span text:style-name="T8"> Hebrews considered sacred. <text:s/>Impure beasts/</text:span></text:p>
      <text:p text:style-name="P3"><text:span text:style-name="T8"/></text:p>
      <text:p text:style-name="P3"><text:span text:style-name="T8">[Page 8]</text:span></text:p>
      <text:p text:style-name="P3"><text:span text:style-name="T8">were seethed on the fire of the golden altar, and the holy courts besmeared with the loathsome flesh of </text:span><text:soft-page-break/><text:span text:style-name="T8">the swine./ <text:s/>To render the situation still more unbearable, he left as/ governor of Judea </text:span><text:span text:style-name="T3">a certain</text:span><text:span text:style-name="T8"> one Phillip, a man </text:span><text:span text:style-name="T3">of a</text:span><text:span text:style-name="T8"> ruffianly, ruthless/ </text:span><text:span text:style-name="T3">and</text:span><text:span text:style-name="T8"> and rapacious. </text:span><text:span text:style-name="T3">disposition.</text:span><text:span text:style-name="T8"> <text:s/>Then he sanguinely under-/-took a second campaign against Egypt. <text:s/>He had/ humbled Palestine to the dust; if he could only subjugate/ the proud kingdom upon the Nile, his name would be dreaded/ in the </text:span><text:span text:style-name="T3">East</text:span><text:span text:style-name="T8"> Orient. <text:s/>Pont Antiochus IV committed the same error/ into which Antiochus III had fallen. <text:s/>He forgot to/ reckon an outside power that stood in every King's way,/ and dictated terms which dared not be refused. <text:s/>Alexandria/ was very nigh within the grasp of the Syrian </text:span><text:span text:style-name="T3">ruler</text:span><text:span text:style-name="T8"> potentate, when/ he received a message from Rome couched in these terms:/ "Antiochus shall not make woe on the Ptolemies." <text:s/>The/ commissioner who presented the missive </text:span><text:span text:style-name="T3">was</text:span><text:span text:style-name="T8"> happened to be an old/ friend whose intimacy the combatting[sic!] </text:span><text:span text:style-name="T3">king</text:span><text:span text:style-name="T8"> ruler had enjoyed/ during his stay in the eternal city. <text:s/>Antiochus </text:span><text:span text:style-name="T3">fancied</text:span><text:span text:style-name="T8"> relying/ on that circumstance fancied that he might evade the/ </text:span><text:span text:style-name="T3">danger of a denial reply answer</text:span><text:span text:style-name="T8"> question. <text:s/>But the Roman drawing a circle/</text:span></text:p>
      <text:p text:style-name="P3"><text:span text:style-name="T8"/></text:p>
      <text:p text:style-name="P3"><text:span text:style-name="T8">[Page 9]</text:span></text:p>
      <text:p text:style-name="P3"><text:span text:style-name="T8">on the sand with the point of his staff forbid/ Antiochus coming close to him before having assented to/ the order of the senate. <text:s/>In utter confusion &amp; humiliation Epiphanes,/ "the illustrious," stammered out "I will." <text:s/>It has/ been written that the wrath of a king is a herald of death./ <text:s/>To our fathers it proved death, but also resurrection. <text:s/>Antiochus/ retraced his steps from the spot whence he had imagined to re-/-turn covered with glory. <text:s/>Judea lay in his way. <text:s/>Upon it he/ would exhaust his deep-seated rancour and thus allay his mortification./ <text:s/>Israel shall be no more a religion and a people. <text:s/>Extermination/ or Grecianism must now be the alternative. <text:s/>The Abrahamic/ covenant, the Sabbath, the dietary laws are an insult to civi-/-lization, let none be so rash as to observe them. <text:s/>The money/ for Temple worship, shall replenish the empty coffers of the/ ruling sovereign. <text:s/>And to execute this satanic decree, Appollonius/ was charged to spread terror around by fire and sword. <text:s/>But/ the extreme evil brought its wholesome cure. <text:s/>When tender women suffered themselves to be thrown/ from a high tower with their circumcised infants tied round their necks, rather than/ live in sin; when men venerable for their age and character, allowed the rack to tear/ their bodies, rather than let a desecration of the Law pollute their souls, then a spirit/ which had seemed </text:span><text:span text:style-name="T3">irreconcilibly extinguished</text:span><text:span text:style-name="T8"> hopelessly quenched, flashed up anew. <text:s/>Metoism tolled. <text:s/>Men buckled on the armour to strike for their civil and religious rights upon Zion hills the ban-/-ner of freedom waved, set up by </text:span><text:span text:style-name="T3">pure hands</text:span><text:span text:style-name="T8"> patriotism, pious ardor and/ the love of Truth. <text:s/></text:span></text:p>
      <text:p text:style-name="P3"><text:span text:style-name="T8"/></text:p>
      <text:p text:style-name="P3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5T15:42:28.21</meta:creation-date>
    <dc:date>2012-12-06T12:27:30.52</dc:date>
    <meta:editing-duration>PT1H17M29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82" meta:word-count="2327" meta:character-count="14049"/>
  </office:meta>
</office:document-meta>
</file>